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7b3ca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16383" table:default-cell-style-name="ce8"/>
        <table:table-row table:style-name="ro1">
          <table:table-cell table:style-name="ce7"/>
          <table:table-cell table:number-columns-repeated="16383"/>
        </table:table-row>
        <table:table-row table:style-name="ro1">
          <table:table-cell table:style-name="ce5" office:value-type="string" calcext:value-type="string">
            <text:p>2008 11 10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TV1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7.00 Pabusk su TV1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00 "Paslaptingas Kalėdų Senelio pasauli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30 "Galaktikos vidurinė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00 "Ir vėl Endis…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30 "Samurajai X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00 "Rožinė panter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30 "Naujieji Robino Hudo nuotykiai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30 "Pakvaišusi porelė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00 "Draugai IX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30 "Svečiuose pas gyvūnu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30 "Po Kalifornijos saule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30 "Raganaitė Sabrina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00 "Vėžliukai nindzė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30 "Paslaptingas Kalėdų Senelio pasauli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00 "Galaktikos vidurin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30 "Pakvaišusi porel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8.00 "Svečiuose pas gyvūnu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00 "Po Kalifornijos saule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00 "Jos vardas Nikit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1.00 "Ką noriu, tą bučiuoju". Dram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05 "Kitas!"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35 "Skydas V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0.35 "Jos vardas Nikita" (k).</text:p>
          </table:table-cell>
          <table:table-cell table:number-columns-repeated="16383"/>
        </table:table-row>
        <table:table-row table:style-name="ro1">
          <table:table-cell table:style-name="ce6"/>
          <table:table-cell table:number-columns-repeated="16383"/>
        </table:table-row>
        <table:table-row table:style-name="ro1">
          <table:table-cell table:style-name="ce5" office:value-type="string" calcext:value-type="string">
            <text:p>2008 11 11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TV1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7.00 Pabusk su TV1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00 "Paslaptingas Kalėdų Senelio pasauli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30 "Galaktikos vidurinė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00 "Ir vėl Endis…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30 "Samurajai X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00 "Rožinė panter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30 "Visos žvaigždė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00 "Džes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30 "Pakvaišusi porelė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00 "Draugai IX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30 "Svečiuose pas gyvūnu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30 "Po Kalifornijos saule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30 "Raganaitė Sabrina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00 "Vėžliukai nindzė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30 "Paslaptingas Kalėdų Senelio pasauli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00 "Galaktikos vidurin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30 "Pakvaišusi porel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8.00 "Svečiuose pas gyvūnu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00 "Po Kalifornijos saule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00 "Jos vardas Nikit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1.00 "Banga žudikė". Veiksmo f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2.55 "Kitas!"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25 "Skydas V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0.25 "Jos vardas Nikita" (k).</text:p>
          </table:table-cell>
          <table:table-cell table:number-columns-repeated="16383"/>
        </table:table-row>
        <table:table-row table:style-name="ro1">
          <table:table-cell table:style-name="ce6"/>
          <table:table-cell table:number-columns-repeated="16383"/>
        </table:table-row>
        <table:table-row table:style-name="ro1">
          <table:table-cell table:style-name="ce6" office:value-type="string" calcext:value-type="string">
            <text:p>2008 11 12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TV1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7.00 Pabusk su TV1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00 "Paslaptingas Kalėdų Senelio pasauli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30 "Galaktikos vidurinė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00 "Sedrika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30 "Samurajai X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00 "Rožinė panter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30 "Visos žvaigždė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00 "Džes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30 "Pakvaišusi porelė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00 "Draugai IX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30 "Svečiuose pas gyvūnu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30 "Po Kalifornijos saule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30 "Raganaitė Sabrina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00 "Vėžliukai nindzė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30 "Paslaptingas Kalėdų Senelio pasauli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00 "Galaktikos vidurin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30 "Pakvaišusi porel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8.00 "Svečiuose pas gyvūnu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00 "Po Kalifornijos saule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00 "Jos vardas Nikit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1.00 "Dvigubas agentas". Dram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05 "Kitas!"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35 "Skydas V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0.35 "Jos vardas Nikita" (k).</text:p>
          </table:table-cell>
          <table:table-cell table:number-columns-repeated="16383"/>
        </table:table-row>
        <table:table-row table:style-name="ro1">
          <table:table-cell table:style-name="ce6"/>
          <table:table-cell table:number-columns-repeated="16383"/>
        </table:table-row>
        <table:table-row table:style-name="ro1">
          <table:table-cell table:style-name="ce6" office:value-type="string" calcext:value-type="string">
            <text:p>2008 11 13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TV1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7.00 Pabusk su TV1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00 "Paslaptingas Kalėdų Senelio pasauli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30 "Galaktikos vidurinė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00 "Sedrika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30 "Samurajai X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00 "Rožinė panter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30 "Visos žvaigždė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00 "Džes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30 "Pakvaišusi porelė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00 "Draugai IX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30 "Svečiuose pas gyvūnu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30 "Po Kalifornijos saule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30 "Raganaitė Sabrina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00 "Vėžliukai nindzė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30 "Paslaptingas Kalėdų Senelio pasauli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00 "Galaktikos vidurin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30 "Pakvaišusi porel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8.00 "Svečiuose pas gyvūnu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00 "Po Kalifornijos saule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00 "Jos vardas Nikit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1.00 "Sidabrinis vanagas". Veiksmo f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05 "Kitas!"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35 "Skydas V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0.35 "Jos vardas Nikita" (k).</text:p>
          </table:table-cell>
          <table:table-cell table:number-columns-repeated="16383"/>
        </table:table-row>
        <table:table-row table:style-name="ro1">
          <table:table-cell table:style-name="ce6"/>
          <table:table-cell table:number-columns-repeated="16383"/>
        </table:table-row>
        <table:table-row table:style-name="ro1">
          <table:table-cell table:style-name="ce6" office:value-type="string" calcext:value-type="string">
            <text:p>2008 11 14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TV1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7.00 Pabusk su TV1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00 "Paslaptingas Kalėdų Senelio pasauli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30 "Galaktikos vidurinė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00 "Raganaitė Sabrina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30 "Didysis filmukų šou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00 "Rožinė panter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30 "Visos žvaigždė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00 "Džes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30 "Pakvaišusi porelė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00 "Draugai IX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30 "Svečiuose pas gyvūnu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30 "Po Kalifornijos saule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30 "Raganaitė Sabrina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00 "Vėžliukai nindzė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30 "Paslaptingas Kalėdų Senelio pasaulis". 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00 "Galaktikos vidurin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30 "Pakvaišusi porel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8.00 "Svečiuose pas gyvūnu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00 "Po Kalifornijos saule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00 "Jos vardas Nikit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1.00 "Midsomerio žmogžudystės XI. Pakrikimas". Detektyva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00 "Kitas!"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30 "Skydas V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0.30 "Jos vardas Nikita" (k).</text:p>
          </table:table-cell>
          <table:table-cell table:number-columns-repeated="16383"/>
        </table:table-row>
        <table:table-row table:style-name="ro1">
          <table:table-cell table:style-name="ce6"/>
          <table:table-cell table:number-columns-repeated="16383"/>
        </table:table-row>
        <table:table-row table:style-name="ro1">
          <table:table-cell table:style-name="ce6" office:value-type="string" calcext:value-type="string">
            <text:p>2008 11 15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TV1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8.25 RETROSPEKTYVA "Paprastos nepaprastos šeimo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00 "Svečiuose pas gyvūnu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10 "Svečiuose pas gyvūnu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20 KTV – kino ir tele virtuvė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00 "Dvynė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00 "Ogis ir tarakonai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30 "Sedrika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00 "Raganaitė Sabrin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30 New Music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30 "Vandenyno zoologijos soda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00 Baltojo katino svetainė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30 RETROSPEKTYVA "Paprastos nepaprastos šeimo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00 "Džo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8.00 "Nuoga ir tuo patenkint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00 "Draugai IX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00 "Nekviesta meil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1.00 "Naktinė pamaina". Komedij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10 "Draugai IX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40 "Džo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0.40 "Nuoga ir tuo patenkinta" (k). </text:p>
          </table:table-cell>
          <table:table-cell table:number-columns-repeated="16383"/>
        </table:table-row>
        <table:table-row table:style-name="ro1">
          <table:table-cell table:style-name="ce6"/>
          <table:table-cell table:number-columns-repeated="16383"/>
        </table:table-row>
        <table:table-row table:style-name="ro1">
          <table:table-cell table:style-name="ce6" office:value-type="string" calcext:value-type="string">
            <text:p>2008 11 16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TV1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8.25 RETROSPEKTYVA "Šeimo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00 "Svečiuose pas gyvūnu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10 "Svečiuose pas gyvūnu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20 Ne vienas kelyje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00 "Dvynė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00 "Ogis ir tarakonai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30 "Sedrika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00 "Raganaitė Sabrin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30 "Karas namuose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30 "Kas namie šeimininkas?"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00 "Svečiuose pas gyvūnu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00 "Arti namų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8.00 "Nuoga ir tuo patenkint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00 "Draugai IX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00 "Nekviesta meil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1.00 "Europudingas 2. Rusijos lėlytės". Komedij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40 "Draugai IX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0.10 "Arti namų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.10 New Music (k).</text:p>
          </table:table-cell>
          <table:table-cell table:number-columns-repeated="16383"/>
        </table:table-row>
        <table:table-row table:style-name="ro1" table:number-rows-repeated="172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4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9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5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2">
          <table:table-cell table:style-name="ce7"/>
          <table:table-cell table:number-columns-repeated="16383"/>
        </table:table-row>
        <table:table-row table:style-name="ro2" table:number-rows-repeated="2">
          <table:table-cell table:style-name="ce7"/>
          <table:table-cell table:number-columns-repeated="16383"/>
        </table:table-row>
        <table:table-row table:style-name="ro1" table:number-rows-repeated="2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4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2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7">
          <table:table-cell table:style-name="ce7"/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17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4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2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48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90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23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61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8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17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3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59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82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91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55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7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31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35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82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28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5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2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3">
          <table:table-cell table:style-name="ce7"/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29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44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4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10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6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6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3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2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5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7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3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5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2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0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3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4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1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3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8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5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30">
          <table:table-cell table:style-name="ce7"/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2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3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5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2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6">
          <table:table-cell table:style-name="ce7"/>
          <table:table-cell table:number-columns-repeated="16383"/>
        </table:table-row>
        <table:table-row table:style-name="ro1" table:number-rows-repeated="103970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/00/0000</text:date>, <text:time style:data-style-name="N2" text:time-value="06:43:52.8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8:05:28.772000000</meta:creation-date>
    <dc:date>2023-11-17T06:44:13.703000000</dc:date>
    <meta:editing-duration>PT2H5M25S</meta:editing-duration>
    <meta:editing-cycles>6</meta:editing-cycles>
    <meta:generator>LibreOffice/7.6.2.1$Windows_X86_64 LibreOffice_project/56f7684011345957bbf33a7ee678afaf4d2ba333</meta:generator>
    <meta:document-statistic meta:table-count="1" meta:cell-count="172" meta:object-count="0"/>
  </office:meta>
</office:document-meta>
</file>